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shelf Symbol 7" svg:font-family="'Bookshelf Symbol 7'" style:font-pitch="variable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Edwardian Script ITC" svg:font-family="'Edwardian Script ITC'" style:font-family-generic="script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9542" officeooo:paragraph-rsid="00062836"/>
    </style:style>
    <style:style style:name="P2" style:family="paragraph" style:parent-style-name="Standard">
      <style:text-properties officeooo:rsid="00062836" officeooo:paragraph-rsid="00062836"/>
    </style:style>
    <style:style style:name="P3" style:family="paragraph" style:parent-style-name="Standard">
      <style:text-properties officeooo:rsid="0006beb7" officeooo:paragraph-rsid="0006beb7"/>
    </style:style>
    <style:style style:name="P4" style:family="paragraph" style:parent-style-name="Standard">
      <style:text-properties officeooo:rsid="00085438" officeooo:paragraph-rsid="00085438"/>
    </style:style>
    <style:style style:name="P5" style:family="paragraph" style:parent-style-name="Standard">
      <style:text-properties officeooo:rsid="000b1a79" officeooo:paragraph-rsid="000b1a79"/>
    </style:style>
    <style:style style:name="P6" style:family="paragraph" style:parent-style-name="Standard">
      <style:text-properties officeooo:rsid="000c8233" officeooo:paragraph-rsid="000c8233"/>
    </style:style>
    <style:style style:name="P7" style:family="paragraph" style:parent-style-name="Standard">
      <style:text-properties fo:color="#ce181e" style:font-name="Bookshelf Symbol 7" officeooo:rsid="000d0997" officeooo:paragraph-rsid="000d0997"/>
    </style:style>
    <style:style style:name="P8" style:family="paragraph" style:parent-style-name="Standard">
      <style:text-properties fo:color="#ce181e" style:font-name="Edwardian Script ITC" fo:font-weight="normal" officeooo:rsid="000ed10f" officeooo:paragraph-rsid="000ed10f" style:font-weight-asian="normal" style:font-weight-complex="normal"/>
    </style:style>
    <style:style style:name="T1" style:family="text">
      <style:text-properties officeooo:rsid="000467d8"/>
    </style:style>
    <style:style style:name="T2" style:family="text">
      <style:text-properties officeooo:rsid="00085438"/>
    </style:style>
    <style:style style:name="T3" style:family="text">
      <style:text-properties officeooo:rsid="0009e377"/>
    </style:style>
    <style:style style:name="T4" style:family="text">
      <style:text-properties officeooo:rsid="000b1a79"/>
    </style:style>
    <style:style style:name="T5" style:family="text">
      <style:text-properties officeooo:rsid="000b1a79" fo:background-color="transparent" loext:char-shading-value="0"/>
    </style:style>
    <style:style style:name="T6" style:family="text">
      <style:text-properties officeooo:rsid="000d0997"/>
    </style:style>
    <style:style style:name="T7" style:family="text">
      <style:text-properties officeooo:rsid="00104d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as Hash: estructura tipo diccionario que busca ser eficiente para resolver el problema de crear un diccionario. Consta de una <text:span text:style-name="T2">función</text:span> →<text:span text:style-name="T4">codigo → conversion – suma – polinomial – corrimiento y compresion →</text:span><text:span text:style-name="T5">division o mult, suma y division</text:span><text:span text:style-name="T4"> </text:span>y un arreglo→<text:span text:style-name="T4"> normal o buckets de n primo</text:span>. <text:span text:style-name="T1">La función es la clave y requiere un buen mapeo = funcion Hash. Es la encargada de asignar a cada llave un entero en el rango [0,N-1]. Dos llaves pueden mapearse al mismo casillero. Esto se llama colisión. {mapear la llave a un entero = código hash}, {mapeo de código hash entre el rango de los indices = funcion compresion}.</text:span></text:p>
      <text:p text:style-name="P1"/>
      <text:p text:style-name="P1"><text:span text:style-name="T2">Código Hash: puede ser cualquier entero y evitar generar colisiones. Para ello se ve una llave como bytes. Si la llave es un char, int o float, los bits se pueden conocer con numeric_limits&lt;T&gt;.digits. Otros tipos usan mas bits que se pueden ignorar, pero puede tener colisiones. Esto se puede solucionar sumando los bits extra.</text:span></text:p>
      <text:p text:style-name="P1"/>
      <text:p text:style-name="P3">Cuando las llaves son strings, el <text:span text:style-name="T2">método</text:span> anterior no sirve. {caso, soca, saco, cosa}. <text:span text:style-name="T2">Código</text:span> hash polinomial arregla eso mediante el uso de <text:span text:style-name="T2">multiplicación</text:span> de cada parte según su <text:span text:style-name="T2">posición</text:span> (algun coeficiente elevado a la <text:span text:style-name="T2">posición</text:span>).</text:p>
      <text:p text:style-name="P3"/>
      <text:p text:style-name="P4">Corrimiento <text:span text:style-name="T4">cíclico</text:span>: se toma los valores y se realizan 2 corrimientos de bits. <text:span text:style-name="T3">Luego se unen por medio de una operación lógica.</text:span></text:p>
      <text:p text:style-name="P4"/>
      <text:p text:style-name="P5">Funcion compresion: el codigo hash no puede usarse como indice, por ende debe comprimirse. </text:p>
      <text:p text:style-name="P5"><text:tab/>Por division: (abs) del numero y modulo → |codigo hash|% n del arreglo.</text:p>
      <text:p text:style-name="P5"><text:tab/>Por multiplicacion, suma y division: |a*codigo hash + b|% n del arreglo, con a y b “aleatorios” <text:tab/>y ambos mayores a cero.</text:p>
      <text:p text:style-name="P5"/>
      <text:p text:style-name="P6">Manejo de colisiones: por encadenamiento o por sondeo.</text:p>
      <text:p text:style-name="P6"><text:tab/>Encadenamiento: mantener una lista en cada espacio del arreglo, que contiene las llaves que <text:tab/>generan un mismo codigo hash. O sea, realizar las operación inversa de la operación realizada.</text:p>
      <text:p text:style-name="P6"/>
      <text:p text:style-name="P6"><text:tab/><text:span text:style-name="T6">Por sondeo: buscar una celda disponible. But no se donde estan los codigos {lineal, <text:tab/>cuadratico→ hacer saltos en intervalos j**2, double hashing→ usar otra funcion hashing <text:tab/>(h’(k))}</text:span></text:p>
      <text:p text:style-name="P6"/>
      <text:p text:style-name="P6"><text:tab/><text:span text:style-name="T7">Tl; Dr: es un dolor de huevos.</text:span></text:p>
      <text:p text:style-name="P6"/>
      <text:p text:style-name="P6"/>
      <text:p text:style-name="P8"/>
      <text:p text:style-name="P6"/>
      <text:p text:style-name="P7"/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shelf Symbol 7" svg:font-family="'Bookshelf Symbol 7'" style:font-pitch="variable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Edwardian Script ITC" svg:font-family="'Edwardian Script ITC'" style:font-family-generic="script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0:23:36.030000000</meta:creation-date>
    <dc:date>2018-03-23T11:20:23.938000000</dc:date>
    <meta:editing-duration>PT56M42S</meta:editing-duration>
    <meta:editing-cycles>11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11" meta:word-count="337" meta:character-count="2030" meta:non-whitespace-character-count="1691"/>
  </office:meta>
</office:document-meta>
</file>